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master-page-name="HTML"/>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Schwerter:<text:bookmark text:name="yxuc"/><text:line-break/><text:bookmark text:name="yxuc0"/><text:line-break/>Messer:<text:bookmark text:name="yxuc1"/><text:line-break/>1H-Keulen:<text:bookmark text:name="yxuc2"/><text:line-break/>1H-Speere:<text:bookmark text:name="yxuc3"/><text:line-break/>Speer – Jagd, Fernkampf. Ist auch ein Symbol für den König.<text:bookmark text:name="yxuc4"/><text:line-break/>Hellebarde – Garde, Kampf, Nahkampf, 1-1,5m langer Stiel, Stiel ist eckig, da man so das Wegdrehen beim Hieb vermeidet. Wird beim Einschlagen meist nicht mit der Schneide benutzt sondern mit dem Hacken, da dieser einen Helm durchdringen kann. Meist wird jedoch gestochen und gerissen.<text:bookmark text:name="yxuc5"/><text:line-break/>1H-Stäbe:<text:bookmark text:name="yxuc6"/><text:line-break/>Schilde:<text:bookmark text:name="yxuc7"/><text:line-break/>2H-Schwerter:<text:bookmark text:name="yxuc8"/><text:line-break/>Bidenhänder – Leibgarde, Kampf, 20-30cm langer Griff. Gegen Lanzenträger, Pikeniere und Reiter. Kämpfer, die damit kämpften, nannte man meist Doppelsöldner. Sie bekamen den doppelten Sold. Am unteren Teil der Klinge befindet sich Leder, damit man beim Stoßen mehr Kraft hatte.<text:bookmark text:name="yxuc9"/><text:line-break/>Anderthalbhänder/Bastardschwer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08-13T14:01:37</meta:creation-date>
    <dc:language>en-US</dc:language>
    <meta:editing-cycles>1</meta:editing-cycles>
    <meta:editing-duration>PT0S</meta:editing-duration>
    <meta:hyperlink-behaviour office:target-frame-name="_top" xlink:show="replace"/>
    <meta:user-defined meta:name="Info 1"/>
    <meta:user-defined meta:name="Info 2"/>
    <meta:user-defined meta:name="Info 3"/>
    <meta:user-defined meta:name="Info 4"/>
    <meta:document-statistic meta:table-count="0" meta:image-count="0" meta:object-count="0" meta:page-count="1" meta:paragraph-count="1" meta:word-count="108" meta:character-count="735"/>
  </office:meta>
</office:document-meta>
</file>